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9f56" officeooo:paragraph-rsid="00159f56"/>
    </style:style>
    <style:style style:name="P2" style:family="paragraph" style:parent-style-name="Standard" style:list-style-name="L1">
      <style:text-properties officeooo:rsid="00168cc7" officeooo:paragraph-rsid="00168cc7"/>
    </style:style>
    <style:style style:name="P3" style:family="paragraph" style:parent-style-name="Standard" style:list-style-name="L1">
      <style:text-properties officeooo:rsid="001690b7" officeooo:paragraph-rsid="001690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34107055966361927" text:style-name="L1">
        <text:list-item>
          <text:p text:style-name="P1">Gail's pree cool</text:p>
        </text:list-item>
        <text:list-item>
          <text:p text:style-name="P2"><text:a xlink:type="simple" xlink:href="http://openprocessing.com/" text:style-name="Internet_20_link" text:visited-style-name="Visited_20_Internet_20_Link">http://openprocessing.com/</text:a> is a pretty awesome site!</text:p>
        </text:list-item>
        <text:list-item>
          <text:p text:style-name="P3">What is computer science?</text:p>
          <text:list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4:36:22.323186263</meta:creation-date>
    <meta:generator>LibreOffice/4.3.0.4$Linux_X86_64 LibreOffice_project/430m0$Build-4</meta:generator>
    <dc:date>2014-09-05T14:44:33.410205035</dc:date>
    <meta:editing-duration>PT7M57S</meta:editing-duration>
    <meta:editing-cycles>3</meta:editing-cycles>
    <meta:document-statistic meta:table-count="0" meta:image-count="0" meta:object-count="0" meta:page-count="1" meta:paragraph-count="4" meta:word-count="17" meta:character-count="97" meta:non-whitespace-character-count="87"/>
  </office:meta>
</office:document-meta>
</file>